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almanac (your puzzle input) lists all of the seeds that need to be planted. It also lists what type of soil to use with each kind of seed, what type of fertilizer to use with each kind of soil, what type of water to use with each kind of fertilizer, and so on. Every type of seed, soil, fertilizer and so on is identified with a number, but numbers are reused by each category - that is, soil <text:span text:style-name="Source_20_Text">123</text:span> and fertilizer <text:span text:style-name="Source_20_Text">123</text:span> aren't necessarily related to each other.</text:p>
      <text:p text:style-name="Text_20_body">For example:</text:p>
      <text:p text:style-name="Preformatted_20_Text"><text:span text:style-name="Source_20_Text">seeds: 79 14 55 13</text:span></text:p>
      <text:p text:style-name="Preformatted_20_Text"/>
      <text:p text:style-name="Preformatted_20_Text"><text:span text:style-name="Source_20_Text">seed-to-soil map:</text:span></text:p>
      <text:p text:style-name="Preformatted_20_Text"><text:span text:style-name="Source_20_Text">50 98 2</text:span></text:p>
      <text:p text:style-name="Preformatted_20_Text"><text:span text:style-name="Source_20_Text">52 50 48</text:span></text:p>
      <text:p text:style-name="Preformatted_20_Text"/>
      <text:p text:style-name="Preformatted_20_Text"><text:span text:style-name="Source_20_Text">soil-to-fertilizer map:</text:span></text:p>
      <text:p text:style-name="Preformatted_20_Text"><text:span text:style-name="Source_20_Text">0 15 37</text:span></text:p>
      <text:p text:style-name="Preformatted_20_Text"><text:span text:style-name="Source_20_Text">37 52 2</text:span></text:p>
      <text:p text:style-name="Preformatted_20_Text"><text:span text:style-name="Source_20_Text">39 0 15</text:span></text:p>
      <text:p text:style-name="Preformatted_20_Text"/>
      <text:p text:style-name="Preformatted_20_Text"><text:span text:style-name="Source_20_Text">fertilizer-to-water map:</text:span></text:p>
      <text:p text:style-name="Preformatted_20_Text"><text:span text:style-name="Source_20_Text">49 53 8</text:span></text:p>
      <text:p text:style-name="Preformatted_20_Text"><text:span text:style-name="Source_20_Text">0 11 42</text:span></text:p>
      <text:p text:style-name="Preformatted_20_Text"><text:span text:style-name="Source_20_Text">42 0 7</text:span></text:p>
      <text:p text:style-name="Preformatted_20_Text"><text:span text:style-name="Source_20_Text">57 7 4</text:span></text:p>
      <text:p text:style-name="Preformatted_20_Text"/>
      <text:p text:style-name="Preformatted_20_Text"><text:span text:style-name="Source_20_Text">water-to-light map:</text:span></text:p>
      <text:p text:style-name="Preformatted_20_Text"><text:span text:style-name="Source_20_Text">88 18 7</text:span></text:p>
      <text:p text:style-name="Preformatted_20_Text"><text:span text:style-name="Source_20_Text">18 25 70</text:span></text:p>
      <text:p text:style-name="Preformatted_20_Text"/>
      <text:p text:style-name="Preformatted_20_Text"><text:span text:style-name="Source_20_Text">light-to-temperature map:</text:span></text:p>
      <text:p text:style-name="Preformatted_20_Text"><text:span text:style-name="Source_20_Text">45 77 23</text:span></text:p>
      <text:p text:style-name="Preformatted_20_Text"><text:span text:style-name="Source_20_Text">81 45 19</text:span></text:p>
      <text:p text:style-name="Preformatted_20_Text"><text:span text:style-name="Source_20_Text">68 64 13</text:span></text:p>
      <text:p text:style-name="Preformatted_20_Text"/>
      <text:p text:style-name="Preformatted_20_Text"><text:span text:style-name="Source_20_Text">temperature-to-humidity map:</text:span></text:p>
      <text:p text:style-name="Preformatted_20_Text"><text:span text:style-name="Source_20_Text">0 69 1</text:span></text:p>
      <text:p text:style-name="Preformatted_20_Text"><text:span text:style-name="Source_20_Text">1 0 69</text:span></text:p>
      <text:p text:style-name="Preformatted_20_Text"/>
      <text:p text:style-name="Preformatted_20_Text"><text:span text:style-name="Source_20_Text">humidity-to-location map:</text:span></text:p>
      <text:p text:style-name="Preformatted_20_Text"><text:span text:style-name="Source_20_Text">60 56 37</text:span></text:p>
      <text:p text:style-name="P1"><text:span text:style-name="Source_20_Text">56 93 4</text:span></text:p>
      <text:p text:style-name="Text_20_body">The almanac starts by listing which seeds need to be planted: seeds <text:span text:style-name="Source_20_Text">79</text:span>, <text:span text:style-name="Source_20_Text">14</text:span>, <text:span text:style-name="Source_20_Text">55</text:span>, and <text:span text:style-name="Source_20_Text">13</text:span>.</text:p>
      <text:p text:style-name="Text_20_body">The rest of the almanac contains a list of <text:span text:style-name="Emphasis">maps</text:span> which describe how to convert numbers from a <text:span text:style-name="Emphasis">source category</text:span> into numbers in a <text:span text:style-name="Emphasis">destination category</text:span>. That is, the section that starts with <text:span text:style-name="Source_20_Text">seed-to-soil map:</text:span> describes how to convert a <text:span text:style-name="Emphasis">seed number</text:span> (the source) to a <text:span text:style-name="Emphasis">soil number</text:span> (the destination). This lets the gardener and his team know which soil to use with which seeds, which water to use with which fertilizer, and so on.</text:p>
      <text:p text:style-name="Text_20_body">Rather than list every source number and its corresponding destination number one by one, the maps describe entire <text:span text:style-name="Emphasis">ranges</text:span> of numbers that can be converted. Each line within a map contains three numbers: the <text:span text:style-name="Emphasis">destination range start</text:span>, the <text:span text:style-name="Emphasis">source range start</text:span>, and the <text:span text:style-name="Emphasis">range length</text:span>.</text:p>
      <text:p text:style-name="Text_20_body">Consider again the example <text:span text:style-name="Source_20_Text">seed-to-soil map</text:span>:</text:p>
      <text:p text:style-name="Preformatted_20_Text"><text:span text:style-name="Source_20_Text">50 98 2</text:span></text:p>
      <text:p text:style-name="P1"><text:span text:style-name="Source_20_Text">52 50 48</text:span></text:p>
      <text:p text:style-name="Text_20_body"><text:soft-page-break/>The first line has a <text:span text:style-name="Emphasis">destination range start</text:span> of <text:span text:style-name="Source_20_Text">50</text:span>, a <text:span text:style-name="Emphasis">source range start</text:span> of <text:span text:style-name="Source_20_Text">98</text:span>, and a <text:span text:style-name="Emphasis">range length</text:span> of <text:span text:style-name="Source_20_Text">2</text:span>. This line means that the source range starts at <text:span text:style-name="Source_20_Text">98</text:span> and contains two values: <text:span text:style-name="Source_20_Text">98</text:span> and <text:span text:style-name="Source_20_Text">99</text:span>. The destination range is the same length, but it starts at <text:span text:style-name="Source_20_Text">50</text:span>, so its two values are <text:span text:style-name="Source_20_Text">50</text:span> and <text:span text:style-name="Source_20_Text">51</text:span>. With this information, you know that seed number <text:span text:style-name="Source_20_Text">98</text:span> corresponds to soil number <text:span text:style-name="Source_20_Text">50</text:span> and that seed number <text:span text:style-name="Source_20_Text">99</text:span> corresponds to soil number <text:span text:style-name="Source_20_Text">51</text:span>.</text:p>
      <text:p text:style-name="Text_20_body">The second line means that the source range starts at <text:span text:style-name="Source_20_Text">50</text:span> and contains <text:span text:style-name="Source_20_Text">48</text:span> values: <text:span text:style-name="Source_20_Text">50</text:span>, <text:span text:style-name="Source_20_Text">51</text:span>, ..., <text:span text:style-name="Source_20_Text">96</text:span>, <text:span text:style-name="Source_20_Text">97</text:span>. This corresponds to a destination range starting at <text:span text:style-name="Source_20_Text">52</text:span> and also containing <text:span text:style-name="Source_20_Text">48</text:span> values: <text:span text:style-name="Source_20_Text">52</text:span>, <text:span text:style-name="Source_20_Text">53</text:span>, ..., <text:span text:style-name="Source_20_Text">98</text:span>, <text:span text:style-name="Source_20_Text">99</text:span>. So, seed number <text:span text:style-name="Source_20_Text">53</text:span> corresponds to soil number <text:span text:style-name="Source_20_Text">55</text:span>.</text:p>
      <text:p text:style-name="Text_20_body">Any source numbers that <text:span text:style-name="Emphasis">aren't mapped</text:span> correspond to the <text:span text:style-name="Emphasis">same</text:span> destination number. So, seed number <text:span text:style-name="Source_20_Text">10</text:span> corresponds to soil number <text:span text:style-name="Source_20_Text">10</text:span>.</text:p>
      <text:p text:style-name="Text_20_body">So, the entire list of seed numbers and their corresponding soil numbers looks like this:</text:p>
      <text:p text:style-name="Preformatted_20_Text"><text:span text:style-name="Source_20_Text">seed <text:s/>soil</text:span></text:p>
      <text:p text:style-name="Preformatted_20_Text"><text:span text:style-name="Source_20_Text">0 <text:s text:c="4"/>0</text:span></text:p>
      <text:p text:style-name="Preformatted_20_Text"><text:span text:style-name="Source_20_Text">1 <text:s text:c="4"/>1</text:span></text:p>
      <text:p text:style-name="Preformatted_20_Text"><text:span text:style-name="Source_20_Text">... <text:s text:c="2"/>...</text:span></text:p>
      <text:p text:style-name="Preformatted_20_Text"><text:span text:style-name="Source_20_Text">48 <text:s text:c="3"/>48</text:span></text:p>
      <text:p text:style-name="Preformatted_20_Text"><text:span text:style-name="Source_20_Text">49 <text:s text:c="3"/>49</text:span></text:p>
      <text:p text:style-name="Preformatted_20_Text"><text:span text:style-name="Source_20_Text">50 <text:s text:c="3"/>52</text:span></text:p>
      <text:p text:style-name="Preformatted_20_Text"><text:span text:style-name="Source_20_Text">51 <text:s text:c="3"/>53</text:span></text:p>
      <text:p text:style-name="Preformatted_20_Text"><text:span text:style-name="Source_20_Text">... <text:s text:c="2"/>...</text:span></text:p>
      <text:p text:style-name="Preformatted_20_Text"><text:span text:style-name="Source_20_Text">96 <text:s text:c="3"/>98</text:span></text:p>
      <text:p text:style-name="Preformatted_20_Text"><text:span text:style-name="Source_20_Text">97 <text:s text:c="3"/>99</text:span></text:p>
      <text:p text:style-name="Preformatted_20_Text"><text:span text:style-name="Source_20_Text">98 <text:s text:c="3"/>50</text:span></text:p>
      <text:p text:style-name="P1"><text:span text:style-name="Source_20_Text">99 <text:s text:c="3"/>51</text:span></text:p>
      <text:p text:style-name="Text_20_body">With this map, you can look up the soil number required for each initial seed number:</text:p>
      <text:list text:style-name="L1">
        <text:list-item>
          <text:p text:style-name="P3">Seed number <text:span text:style-name="Source_20_Text">79</text:span> corresponds to soil number <text:span text:style-name="Source_20_Text">81</text:span>. </text:p>
        </text:list-item>
        <text:list-item>
          <text:p text:style-name="P3">Seed number <text:span text:style-name="Source_20_Text">14</text:span> corresponds to soil number <text:span text:style-name="Source_20_Text">14</text:span>. </text:p>
        </text:list-item>
        <text:list-item>
          <text:p text:style-name="P3">Seed number <text:span text:style-name="Source_20_Text">55</text:span> corresponds to soil number <text:span text:style-name="Source_20_Text">57</text:span>. </text:p>
        </text:list-item>
        <text:list-item>
          <text:p text:style-name="P2">Seed number <text:span text:style-name="Source_20_Text">13</text:span> corresponds to soil number <text:span text:style-name="Source_20_Text">13</text:span>. </text:p>
        </text:list-item>
      </text:list>
      <text:p text:style-name="Text_20_body">The gardener and his team want to get started as soon as possible, so they'd like to know the closest location that needs a seed. Using these maps, find <text:span text:style-name="Emphasis">the lowest location number that corresponds to any of the initial seeds</text:span>. To do this, you'll need to convert each seed number through other categories until you can find its corresponding <text:span text:style-name="Emphasis">location number</text:span>. In this example, the corresponding types are:</text:p>
      <text:list text:style-name="L2">
        <text:list-item>
          <text:p text:style-name="P5">Seed <text:span text:style-name="Source_20_Text">79</text:span>, soil <text:span text:style-name="Source_20_Text">81</text:span>, fertilizer <text:span text:style-name="Source_20_Text">81</text:span>, water <text:span text:style-name="Source_20_Text">81</text:span>, light <text:span text:style-name="Source_20_Text">74</text:span>, temperature <text:span text:style-name="Source_20_Text">78</text:span>, humidity <text:span text:style-name="Source_20_Text">78</text:span>, <text:span text:style-name="Emphasis">location </text:span><text:span text:style-name="Emphasis"><text:span text:style-name="Source_20_Text">82</text:span></text:span>. </text:p>
        </text:list-item>
        <text:list-item>
          <text:p text:style-name="P5">Seed <text:span text:style-name="Source_20_Text">14</text:span>, soil <text:span text:style-name="Source_20_Text">14</text:span>, fertilizer <text:span text:style-name="Source_20_Text">53</text:span>, water <text:span text:style-name="Source_20_Text">49</text:span>, light <text:span text:style-name="Source_20_Text">42</text:span>, temperature <text:span text:style-name="Source_20_Text">42</text:span>, humidity <text:span text:style-name="Source_20_Text">43</text:span>, <text:span text:style-name="Emphasis">location </text:span><text:span text:style-name="Emphasis"><text:span text:style-name="Source_20_Text">43</text:span></text:span>. </text:p>
        </text:list-item>
        <text:list-item>
          <text:p text:style-name="P5">Seed <text:span text:style-name="Source_20_Text">55</text:span>, soil <text:span text:style-name="Source_20_Text">57</text:span>, fertilizer <text:span text:style-name="Source_20_Text">57</text:span>, water <text:span text:style-name="Source_20_Text">53</text:span>, light <text:span text:style-name="Source_20_Text">46</text:span>, temperature <text:span text:style-name="Source_20_Text">82</text:span>, humidity <text:span text:style-name="Source_20_Text">82</text:span>, <text:span text:style-name="Emphasis">location </text:span><text:span text:style-name="Emphasis"><text:span text:style-name="Source_20_Text">86</text:span></text:span>. </text:p>
        </text:list-item>
        <text:list-item>
          <text:p text:style-name="P4">Seed <text:span text:style-name="Source_20_Text">13</text:span>, soil <text:span text:style-name="Source_20_Text">13</text:span>, fertilizer <text:span text:style-name="Source_20_Text">52</text:span>, water <text:span text:style-name="Source_20_Text">41</text:span>, light <text:span text:style-name="Source_20_Text">34</text:span>, temperature <text:span text:style-name="Source_20_Text">34</text:span>, humidity <text:span text:style-name="Source_20_Text">35</text:span>, <text:span text:style-name="Emphasis">location </text:span><text:span text:style-name="Emphasis"><text:span text:style-name="Source_20_Text">35</text:span></text:span>. </text:p>
        </text:list-item>
      </text:list>
      <text:p text:style-name="Text_20_body"><text:soft-page-break/>So, the lowest location number in this example is <text:span text:style-name="Source_20_Text"><text:span text:style-name="Emphasis">35</text:span></text:span>.</text:p>
      <text:p text:style-name="Text_20_body"><text:span text:style-name="Emphasis">What is the lowest location number that corresponds to any of the initial seed number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rlito" fo:font-size="12pt" fo:language="en" fo:country="A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rlito" fo:font-size="12pt" fo:language="en" fo:country="A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rlito" fo:font-family="Carlito"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rlito" fo:font-family="Carlito"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14:14:05.943869139</meta:creation-date>
    <dc:date>2023-12-07T14:14:26.083716124</dc:date>
    <meta:editing-duration>PT20S</meta:editing-duration>
    <meta:editing-cycles>1</meta:editing-cycles>
    <meta:document-statistic meta:table-count="0" meta:image-count="0" meta:object-count="0" meta:page-count="3" meta:paragraph-count="63" meta:word-count="720" meta:character-count="3831" meta:non-whitespace-character-count="3137"/>
    <meta:generator>LibreOffice/7.6.3.1$Linux_X86_64 LibreOffice_project/60$Build-1</meta:generator>
  </office:meta>
</office:document-meta>
</file>